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0-28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7-15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5-30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2-26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9-2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7-3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3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2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1-3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1-30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0-26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9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8-31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7-27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6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5-3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4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3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1-2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2-29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1-30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0-2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9-29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30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0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7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6-29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5-24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4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3-29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2-2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2-01-2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1-12-2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1-11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1-10-22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1-09-2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1-08-2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1-07-27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1-06-2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1-05-20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1-04-2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1-03-2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1-02-23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1-01-2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0-12-22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0-11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0-10-2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0-09-23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0-08-2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0-07-2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0-06-23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0-05-28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0-04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0-03-2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0-02-2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20-01-2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9-12-2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9-11-22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9-10-2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9-09-30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9-08-2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9-07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9-06-2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9-05-2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9-04-2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8-12-28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8-11-2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8-10-31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8-09-25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8-08-2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8-07-2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8-06-2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8-05-2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8-04-2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8-03-2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8-01-26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7-12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7-11-2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7-10-24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7-09-21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7-08-2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7-07-20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7-06-20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7-05-23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7-04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7-03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7-02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6-11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6-10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6-09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6-08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6-07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6-06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6-05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6-04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6-03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6-02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6-01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5-12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5-1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5-10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5-09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5-08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5-07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5-06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5-05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5-04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5-0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5-01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4-12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4-1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4-10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4-09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4-08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4-07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4-06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4-05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4-04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3-1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3-10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3-09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3-08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3-07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3-06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3-05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3-0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3-0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2-1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2-1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2-10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2-09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2-08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2-07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2-06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2-05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2-04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2-02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2-0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1-1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1-11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1-10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1-09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1-08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1-07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1-07-13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1-05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1-04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1-03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1-0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0-12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0-11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0-09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0-08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0-07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0-06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0-05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0-04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0-03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0-02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10-0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9-12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9-11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9-10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9-09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9-08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9-07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9-06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9-05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9-04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9-02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9-01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8-12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8-11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8-10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8-08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8-07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8-06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8-05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8-04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8-02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8-01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7-1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7-11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7-10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7-09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7-08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7-07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7-06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7-05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7-04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7-03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7-02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7-0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6-1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6-11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6-10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6-09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6-08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6-07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6-06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6-05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6-04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6-03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6-0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5-12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5-11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5-10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5-09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5-08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5-07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5-06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5-05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5-04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4-12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4-11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4-11-0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4-09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4-08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4-07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4-06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4-05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4-04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4-03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3-12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3-11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3-09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3-08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3-07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3-06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3-05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3-04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3-03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3-02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2-12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2-1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2-10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2-09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2-08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2-07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2-06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2-04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2-03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2-02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2-01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1-12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1-11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1-10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1-09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1-08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1-07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1-06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1-05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1-04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0-12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0-11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0-10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0-09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0-06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0-05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0-04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0-03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0-02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2000-01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9-12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9-11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9-10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9-09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9-07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9-06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9-05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9-04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9-03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9-0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8-12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8-11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8-10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8-09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8-07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8-06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8-05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8-04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8-03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8-02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8-01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7-12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7-11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7-10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7-09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7-08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7-07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7-06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7-05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7-03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7-02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7-01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6-11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6-10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6-09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6-08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6-07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6-06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6-05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6-04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6-03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6-02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6-01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5-11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5-10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5-09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5-08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5-07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5-06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5-05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5-04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5-03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5-02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5-0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4-1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4-11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4-10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4-09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4-08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4-07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4-06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4-05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4-04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4-03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4-02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4-0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3-1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3-11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3-10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3-09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3-08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3-07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3-06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3-05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3-04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3-03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3-02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3-01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2-12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2-11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2-10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2-09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2-08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2-07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2-06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2-05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2-04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2-03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2-02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1-12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1-11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1-10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1-09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1-08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1-07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1-06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1-05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1-04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1-03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1-02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1-0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0-12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0-11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0-10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0-09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0-08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0-07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0-06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0-05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0-04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0-03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0-02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90-01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9-12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9-11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9-10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9-09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9-08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9-07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9-06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9-05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9-04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9-03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9-02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9-0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8-12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8-11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8-10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8-09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8-08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8-07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8-06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8-05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8-04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8-03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8-02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8-0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8-01-0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7-11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7-10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7-09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7-08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7-07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7-06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7-05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7-04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7-04-1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7-03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7-02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7-01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6-12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6-1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6-10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6-09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6-08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6-07-1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6-06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6-05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6-04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6-03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6-02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6-01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5-12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5-1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5-10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5-09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5-08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5-07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5-06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5-05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5-04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5-01-1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4-12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4-11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4-10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4-09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4-08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4-07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4-06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4-05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4-04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4-03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4-02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3-12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3-11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3-10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3-09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3-08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3-07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3-06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3-05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3-04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3-03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3-02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3-01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2-12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2-11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2-10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2-09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2-08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2-07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2-06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2-05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2-04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2-03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2-02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2-0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1-11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1-10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1-09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1-08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1-07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1-06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1-05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1-04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0-04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0-02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80-0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9-12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9-11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9-10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9-09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9-08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9-07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9-06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9-05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9-05-1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9-04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9-04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9-02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9-02-0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9-01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8-12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8-12-0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8-11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8-11-0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8-09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8-08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8-07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8-06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8-05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8-04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8-04-0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8-02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8-0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7-12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7-11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7-10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7-09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7-08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7-07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7-06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7-05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7-04-1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7-03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7-02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6-12-1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6-11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6-10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6-09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6-08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6-07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6-06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6-05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6-04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6-03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6-01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5-12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5-10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5-09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5-08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5-07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5-06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5-05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5-04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5-03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5-02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5-01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4-12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4-11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4-10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4-08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4-07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4-06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4-05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4-04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4-02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4-0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3-11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3-10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3-09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3-08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3-06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3-05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3-04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3-03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3-02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3-01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2-12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2-11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2-10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2-09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2-08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2-07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2-06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2-05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2-04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2-03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2-02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2-01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1-12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1-1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1-10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1-09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1-08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1-07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1-06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1-05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1-04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1-03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1-02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1-01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1-01-0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0-11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0-10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0-09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0-08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0-06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0-05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0-04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70-0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69-12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69-11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69-10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69-09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69-08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69-07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69-06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69-05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69-04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69-03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69-02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69-01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68-12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68-11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68-10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68-09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68-08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68-07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68-06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68-05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68-04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68-03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68-02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68-01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67-12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67-08-0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66-11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W-1</text:p>
          </table:table-cell>
          <table:table-cell office:value-type="string" calcext:value-type="string">
            <text:p>Lancaster, NH Overburden Well 1</text:p>
          </table:table-cell>
          <table:table-cell office:value-type="string" calcext:value-type="string">
            <text:p>1966-11-0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610" meta:object-count="0"/>
    <meta:user-defined meta:name="AppVersion">3.0</meta:user-defined>
  </office:meta>
</office:document-meta>
</file>